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gr2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frame draw:style-name="gr1" draw:layer="layout" svg:width="1.2cm" svg:height="0.601cm" svg:x="2cm" svg:y="1.4cm">
          <draw:text-box>
            <text:p text:style-name="P1"><text:span text:style-name="T1">ОТКЛ. </text:span></text:p>
          </draw:text-box>
        </draw:frame>
        <draw:polygon draw:style-name="gr2" draw:layer="layout" svg:width="2.198cm" svg:height="1.298cm" svg:x="0.85cm" svg:y="1.5cm" svg:viewBox="0 0 2199 1299" draw:points="0,1299 2199,1299 2199,0 0,0">
          <text:p/>
        </draw:polygon>
        <draw:line draw:style-name="gr2" draw:layer="layout" svg:x1="2.026cm" svg:y1="2.444cm" svg:x2="1.291cm" svg:y2="1.868cm">
          <text:p/>
        </draw:line>
        <draw:polygon draw:style-name="gr3" draw:layer="layout" svg:width="0.901cm" svg:height="0.806cm" svg:x="1.123cm" svg:y="1.868cm" svg:viewBox="0 0 902 807" draw:points="714,807 0,246 167,0 902,576">
          <text:p/>
        </draw:polygon>
        <draw:polygon draw:style-name="gr2" draw:layer="layout" svg:width="0.901cm" svg:height="0.806cm" svg:x="1.123cm" svg:y="1.868cm" svg:viewBox="0 0 902 807" draw:points="714,807 0,246 167,0 902,576">
          <text:p/>
        </draw:polygon>
        <draw:frame draw:style-name="gr1" draw:layer="layout" svg:width="1.2cm" svg:height="0.601cm" svg:x="0.75cm" svg:y="1.4cm">
          <draw:text-box>
            <text:p text:style-name="P1"><text:span text:style-name="T1">СИГН. </text:span></text:p>
          </draw:text-box>
        </draw:frame>
        <draw:path draw:style-name="gr4" draw:layer="layout" svg:width="0.299cm" svg:height="0.299cm" svg:x="1.77cm" svg:y="2.4cm" svg:viewBox="0 0 300 300" svg:d="M0 150c0-28 6-51 20-75s31-41 55-55 47-20 75-20 51 6 75 20 41 31 55 55 20 47 20 75-6 51-20 75-31 41-55 55-47 20-75 20-51-6-75-20-41-31-55-55-20-47-20-75z">
          <text:p/>
        </draw:path>
        <draw:path draw:style-name="gr2" draw:layer="layout" svg:width="0.299cm" svg:height="0.299cm" svg:x="1.77cm" svg:y="2.4cm" svg:viewBox="0 0 300 300" svg:d="M0 150c0-28 6-51 20-75s31-41 55-55 47-20 75-20 51 6 75 20 41 31 55 55 20 47 20 75-6 51-20 75-31 41-55 55-47 20-75 20-51-6-75-20-41-31-55-55-20-47-20-75z">
          <text:p/>
        </draw:path>
        <draw:path draw:style-name="gr4" draw:layer="layout" svg:width="0.297cm" svg:height="0.299cm" svg:x="1.05cm" svg:y="1.83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2" draw:layer="layout" svg:width="0.297cm" svg:height="0.299cm" svg:x="1.05cm" svg:y="1.83cm" svg:viewBox="0 0 298 300" svg:d="M0 150c0-28 6-51 20-75s31-41 54-55c24-14 48-20 75-20s51 6 74 20c24 14 41 31 55 55s20 47 20 75-6 51-20 75-31 41-54 55c-24 14-48 20-75 20s-51-6-74-20c-24-14-41-31-55-55s-20-47-20-75z">
          <text:p/>
        </draw:path>
        <draw:line draw:style-name="gr2" draw:layer="layout" svg:x1="1.819cm" svg:y1="2.444cm" svg:x2="2.554cm" svg:y2="1.868cm">
          <text:p/>
        </draw:line>
        <draw:polygon draw:style-name="gr2" draw:layer="layout" svg:width="0.901cm" svg:height="0.806cm" svg:x="1.819cm" svg:y="1.868cm" svg:viewBox="0 0 902 807" draw:points="188,807 902,246 735,0 0,576">
          <text:p/>
        </draw:polygon>
        <draw:path draw:style-name="gr4" draw:layer="layout" svg:width="0.297cm" svg:height="0.299cm" svg:x="1.775cm" svg:y="2.4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2" draw:layer="layout" svg:width="0.297cm" svg:height="0.299cm" svg:x="1.775cm" svg:y="2.4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4" draw:layer="layout" svg:width="0.297cm" svg:height="0.299cm" svg:x="2.495cm" svg:y="1.83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2" draw:layer="layout" svg:width="0.297cm" svg:height="0.299cm" svg:x="2.495cm" svg:y="1.83cm" svg:viewBox="0 0 298 300" svg:d="M298 150c0 28-6 51-20 75s-31 41-54 55c-24 14-48 20-75 20s-51-6-74-20c-24-14-41-31-55-55s-20-47-20-75 6-51 20-75 31-41 55-55c23-14 46-20 73-20h1c27 0 51 6 75 20 23 14 40 31 54 55s20 47 20 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19:59.296000000</meta:creation-date>
    <meta:editing-duration>PT6S</meta:editing-duration>
    <meta:editing-cycles>2</meta:editing-cycles>
    <meta:generator>LibreOffice/4.3.6.2$Windows_x86 LibreOffice_project/d50a87b2e514536ed401c18000dad4660b6a169e</meta:generator>
    <dc:date>2015-09-29T10:20:05.812000000</dc:date>
    <meta:document-statistic meta:object-count="16"/>
    <meta:template xlink:type="simple" xlink:actuate="onRequest" xlink:title="1" xlink:href="file:///C:/Documents%20and%20Settings/User/Application%20Data/LibreOffice/4/user/template/1.otg" meta:date="2015-09-29T10:19:59.218000000"/>
  </office:meta>
</office:document-meta>
</file>